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7492465546245881383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2915422269968074632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9"><text:span text:style-name="T2"/></text:p>
      <text:p text:style-name="P9"><text:span text:style-name="T2">Sun Sept 29, 2019 </text:span>6 miles<text:span text:style-name="T2"> <text:s/></text:span></text:p>
      <text:p text:style-name="P9"><text:span text:style-name="T2">I ran 6 miles out and back on a course with a total ascent of 443 feet.</text:span></text:p>
      <text:p text:style-name="P9"><text:span text:style-name="T2">Splits: 10:01, 10:00, 9:57, 10:00, 9:51, 7:57 <text:s/>Average pace: 9:38</text:span></text:p>
      <text:p text:style-name="P9"><text:span text:style-name="T2">I tried to run about 10:00 for each of the first 5 m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9T19:00:53.57</dc:date>
    <dc:creator>James  Lombardi</dc:creator>
    <meta:editing-duration>P1DT2H40M9S</meta:editing-duration>
    <meta:editing-cycles>121</meta:editing-cycles>
    <meta:generator>OpenOffice/4.1.2$Win32 OpenOffice.org_project/412m3$Build-9782</meta:generator>
    <meta:document-statistic meta:table-count="0" meta:image-count="0" meta:object-count="0" meta:page-count="22" meta:paragraph-count="542" meta:word-count="5825" meta:character-count="28995"/>
  </office:meta>
</office:document-meta>
</file>